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5cm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Arrow" draw:marker-start-width="0.3cm" draw:marker-end="" draw:marker-end-width="0.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cm" svg:height="1.5cm" svg:x="7.5cm" svg:y="1.6cm">
            <text:p text:style-name="P1">Star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1" draw:layer="layout" svg:x1="9cm" svg:y1="5.3cm" svg:x2="9cm" svg:y2="6.5cm">
            <text:p/>
          </draw:line>
          <draw:custom-shape draw:style-name="gr1" draw:text-style-name="P1" draw:layer="layout" svg:width="2.2cm" svg:height="1.8cm" svg:x="5.8cm" svg:y="4cm">
            <text:p text:style-name="P1">run</text:p>
            <text:p text:style-name="P1">config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" draw:text-style-name="P1" draw:layer="layout" svg:width="3.3cm" svg:height="2.5cm" svg:x="7.3cm" svg:y="6.7cm">
            <text:p text:style-name="P1">pre </text:p>
            <text:p text:style-name="P1">accept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frame draw:style-name="gr3" draw:text-style-name="P2" draw:layer="layout" svg:width="1cm" svg:height="1.377cm" svg:x="8.5cm" svg:y="4.023cm">
            <draw:text-box>
              <text:p><text:span text:style-name="T1">+</text:span></text:p>
            </draw:text-box>
          </draw:frame>
          <draw:line draw:style-name="gr4" draw:text-style-name="P1" draw:layer="layout" svg:x1="9cm" svg:y1="3.5cm" svg:x2="9cm" svg:y2="4.3cm">
            <text:p/>
          </draw:line>
          <draw:line draw:style-name="gr2" draw:text-style-name="P1" draw:layer="layout" svg:x1="8.9cm" svg:y1="9.4cm" svg:x2="8.9cm" svg:y2="10.4cm">
            <text:p/>
          </draw:line>
          <draw:custom-shape draw:style-name="gr1" draw:text-style-name="P1" draw:layer="layout" svg:width="2.8cm" svg:height="2.2cm" svg:x="7.7cm" svg:y="10.5cm">
            <text:p text:style-name="P1">filtered </text:p>
            <text:p text:style-name="P1">test list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" draw:text-style-name="P1" draw:layer="layout" svg:width="2.8cm" svg:height="2.2cm" svg:x="9.9cm" svg:y="3.8cm">
            <text:p text:style-name="P1"><text:s/>test list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line draw:style-name="gr2" draw:text-style-name="P1" draw:layer="layout" svg:x1="9.2cm" svg:y1="12.8cm" svg:x2="9.2cm" svg:y2="13.8cm">
            <text:p/>
          </draw:line>
          <draw:custom-shape draw:style-name="gr1" draw:text-style-name="P1" draw:layer="layout" svg:width="2.2cm" svg:height="1.8cm" svg:x="7.9cm" svg:y="14cm">
            <text:p text:style-name="P1">test </text:p>
            <text:p text:style-name="P1">* n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" draw:text-style-name="P1" draw:layer="layout" svg:width="3.3cm" svg:height="2.5cm" svg:x="4.5cm" svg:y="16.1cm">
            <text:p text:style-name="P1">accept</text:p>
            <text:p text:style-name="P1">machine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" draw:text-style-name="P1" draw:layer="layout" svg:width="3.3cm" svg:height="2.5cm" svg:x="9.8cm" svg:y="16.2cm">
            <text:p text:style-name="P1">accept</text:p>
            <text:p text:style-name="P1">test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frame draw:style-name="gr3" draw:text-style-name="P2" draw:layer="layout" svg:width="1cm" svg:height="1.377cm" svg:x="8.4cm" svg:y="16.7cm">
            <draw:text-box>
              <text:p><text:span text:style-name="T1">+</text:span></text:p>
            </draw:text-box>
          </draw:frame>
          <draw:line draw:style-name="gr2" draw:text-style-name="P1" draw:layer="layout" svg:x1="8.957cm" svg:y1="15.881cm" svg:x2="8.957cm" svg:y2="16.881cm">
            <text:p/>
          </draw:line>
          <draw:line draw:style-name="gr2" draw:text-style-name="P1" draw:layer="layout" svg:x1="8.6cm" svg:y1="12.8cm" svg:x2="8.6cm" svg:y2="13.8cm">
            <text:p/>
          </draw:line>
          <draw:line draw:style-name="gr2" draw:text-style-name="P1" draw:layer="layout" svg:x1="8.9cm" svg:y1="12.8cm" svg:x2="8.9cm" svg:y2="13.8cm">
            <text:p/>
          </draw:line>
          <draw:line draw:style-name="gr2" draw:text-style-name="P1" draw:layer="layout" svg:x1="9.25cm" svg:y1="17.999cm" svg:x2="9.25cm" svg:y2="18.999cm">
            <text:p/>
          </draw:line>
          <draw:line draw:style-name="gr2" draw:text-style-name="P1" draw:layer="layout" svg:x1="8.65cm" svg:y1="17.999cm" svg:x2="8.65cm" svg:y2="18.999cm">
            <text:p/>
          </draw:line>
          <draw:line draw:style-name="gr2" draw:text-style-name="P1" draw:layer="layout" svg:x1="8.95cm" svg:y1="17.999cm" svg:x2="8.95cm" svg:y2="18.999cm">
            <text:p/>
          </draw:line>
          <draw:custom-shape draw:style-name="gr1" draw:text-style-name="P1" draw:layer="layout" svg:width="2.2cm" svg:height="1.8cm" svg:x="7.9cm" svg:y="19.5cm">
            <text:p text:style-name="P1">test </text:p>
            <text:p text:style-name="P1">iterations </text:p>
            <text:p text:style-name="P1">* n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g>
            <draw:custom-shape draw:style-name="gr1" draw:text-style-name="P1" draw:layer="layout" svg:width="2.2cm" svg:height="1.8cm" svg:x="14.1cm" svg:y="16.6cm">
              <text:p text:style-name="P1">run</text:p>
              <text:p text:style-name="P1">config</text:p>
  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1" draw:text-style-name="P1" draw:layer="layout" svg:width="2.2cm" svg:height="1.8cm" svg:x="17cm" svg:y="16.5cm">
              <text:p text:style-name="P1">test</text:p>
              <text:p text:style-name="P1">config</text:p>
  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5" draw:text-style-name="P1" draw:layer="layout" svg:width="0.2cm" svg:height="2.3cm" svg:x="13.6cm" svg:y="16.3cm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5" draw:text-style-name="P1" draw:layer="layout" svg:width="0.1cm" svg:height="2.2cm" svg:x="19.5cm" svg:y="16.3cm">
              <text:p/>
  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right $0" draw:handle-range-y-minimum="0" draw:handle-range-y-maximum="10800"/>
              </draw:enhanced-geometry>
            </draw:custom-shape>
          </draw:g>
          <draw:line draw:style-name="gr2" draw:text-style-name="P1" draw:layer="layout" svg:x1="8.9cm" svg:y1="21.6cm" svg:x2="8.9cm" svg:y2="22.6cm">
            <text:p/>
          </draw:line>
          <draw:custom-shape draw:style-name="gr1" draw:text-style-name="P1" draw:layer="layout" svg:width="3.3cm" svg:height="2.5cm" svg:x="7.3cm" svg:y="22.8cm">
            <text:p text:style-name="P1">accept</text:p>
            <text:p text:style-name="P1">iteration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" draw:text-style-name="P1" draw:layer="layout" svg:width="2.2cm" svg:height="1.8cm" svg:x="13.9cm" svg:y="23.2cm">
            <text:p text:style-name="P1">run</text:p>
            <text:p text:style-name="P1">config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" draw:text-style-name="P1" draw:layer="layout" svg:width="2.2cm" svg:height="1.8cm" svg:x="16.8cm" svg:y="23.1cm">
            <text:p text:style-name="P1">test</text:p>
            <text:p text:style-name="P1">config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1" draw:layer="layout" svg:width="0.2cm" svg:height="2.3cm" svg:x="13.4cm" svg:y="22.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5" draw:text-style-name="P1" draw:layer="layout" svg:width="0.1cm" svg:height="2.2cm" svg:x="19.3cm" svg:y="22.9cm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style-name="gr1" draw:text-style-name="P1" draw:layer="layout" svg:width="3.2cm" svg:height="1.5cm" svg:x="7.4cm" svg:y="26.7cm">
            <text:p text:style-name="P1">run iterati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1" draw:layer="layout" svg:x1="8.9cm" svg:y1="25.5cm" svg:x2="8.9cm" svg:y2="26.5cm">
            <text:p/>
          </draw:line>
          <draw:polyline draw:style-name="gr6" draw:text-style-name="P1" draw:layer="layout" svg:width="5.125cm" svg:height="6.219cm" draw:transform="skewX (5.84244122695884E-017) rotate (0.620115483233468) translate (2.65572242211288cm 22.5166846405838cm)" svg:viewBox="0 0 5126 6220" draw:points="5126,814 3987,0 0,5755 651,6220">
            <text:p/>
          </draw:polyline>
          <draw:polyline draw:style-name="gr6" draw:text-style-name="P1" draw:layer="layout" svg:width="9.914cm" svg:height="12.148cm" draw:transform="skewX (-6.18561729025293E-017) rotate (0.620115483233468) translate (-1.98185455170693cm 19.1429511464246cm)" svg:viewBox="0 0 9915 12149" draw:points="9915,1743 7473,0 0,10638 2116,12149">
            <text:p/>
          </draw:polyline>
        </draw:g>
        <draw:g>
          <draw:custom-shape draw:style-name="gr1" draw:text-style-name="P1" draw:layer="layout" svg:width="2.2cm" svg:height="1.8cm" svg:x="13.775cm" svg:y="7.375cm">
            <text:p text:style-name="P1">run</text:p>
            <text:p text:style-name="P1">config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" draw:text-style-name="P1" draw:layer="layout" svg:width="2.2cm" svg:height="1.8cm" svg:x="16.675cm" svg:y="7.275cm">
            <text:p text:style-name="P1">test</text:p>
            <text:p text:style-name="P1">config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1" draw:layer="layout" svg:width="0.2cm" svg:height="2.3cm" svg:x="13.275cm" svg:y="7.0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5" draw:text-style-name="P1" draw:layer="layout" svg:width="0.1cm" svg:height="2.2cm" svg:x="19.175cm" svg:y="7.075cm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4T21:10:08.83</meta:creation-date>
    <dc:date>2013-04-01T22:23:22.25</dc:date>
    <meta:editing-duration>PT1H25M17S</meta:editing-duration>
    <meta:editing-cycles>6</meta:editing-cycles>
    <meta:generator>OpenOffice.org/3.4.1$Win32 OpenOffice.org_project/341m1$Build-9593</meta:generator>
    <meta:document-statistic meta:object-count="42"/>
  </office:meta>
</office:document-meta>
</file>